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opacity="99%" draw:textarea-horizontal-align="justify" draw:textarea-vertical-align="top" draw:auto-grow-height="false" fo:min-height="5.55cm" fo:min-width="15.8cm"/>
    </style:style>
    <style:style style:name="gr2" style:family="graphic" style:parent-style-name="standard">
      <style:graphic-properties draw:fill-color="#ff6666" draw:textarea-horizontal-align="justify" draw:textarea-vertical-align="middle" draw:auto-grow-height="false" fo:min-height="1.35cm" fo:min-width="3.2cm"/>
    </style:style>
    <style:style style:name="gr3" style:family="graphic" style:parent-style-name="standard">
      <style:graphic-properties draw:fill-color="#cc66ff" draw:textarea-horizontal-align="justify" draw:textarea-vertical-align="middle" draw:auto-grow-height="false" fo:min-height="1.35cm" fo:min-width="3.2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35cm" fo:min-width="3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99" draw:opacity="99%"/>
      <style:paragraph-properties fo:text-align="center"/>
    </style:style>
    <style:style style:name="P3" style:family="paragraph">
      <loext:graphic-properties draw:fill-color="#ff6666"/>
      <style:paragraph-properties fo:text-align="center"/>
    </style:style>
    <style:style style:name="P4" style:family="paragraph">
      <loext:graphic-properties draw:fill-color="#cc66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3cm" svg:height="5.8cm" svg:x="1.6cm" svg:y="5.9cm">
          <text:p text:style-name="P1">Life of a LibGDX frame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1.6cm" svg:x="3.2cm" svg:y="7.1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3.7cm" svg:height="1.6cm" svg:x="13.6cm" svg:y="7.1cm">
          <text:p text:style-name="P1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3.7cm" svg:height="1.6cm" svg:x="8.4cm" svg:y="7.1cm">
          <text:p text:style-name="P1">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3.7cm" svg:height="1.6cm" svg:x="8.4cm" svg:y="9.7cm">
          <text:p text:style-name="P1">Ren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3.7cm" svg:height="1.6cm" svg:x="13.6cm" svg:y="9.7cm">
          <text:p text:style-name="P1">Aud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3.7cm" svg:height="1.6cm" svg:x="3.2cm" svg:y="9.7cm">
          <text:p text:style-name="P1">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6.9cm" svg:y1="7.9cm" svg:x2="8.4cm" svg:y2="7.9cm" draw:start-shape="id1" draw:start-glue-point="7" draw:end-shape="id2" draw:end-glue-point="5" svg:d="M6900 7900h1500" svg:viewBox="0 0 1501 1">
          <text:p/>
        </draw:connector>
        <draw:connector draw:style-name="gr5" draw:text-style-name="P6" draw:layer="layout" draw:type="line" svg:x1="12.1cm" svg:y1="7.9cm" svg:x2="13.6cm" svg:y2="7.9cm" draw:start-shape="id2" draw:start-glue-point="7" draw:end-shape="id3" draw:end-glue-point="5" svg:d="M12100 7900h1500" svg:viewBox="0 0 1501 1">
          <text:p/>
        </draw:connector>
        <draw:connector draw:style-name="gr5" draw:text-style-name="P6" draw:layer="layout" draw:type="line" svg:x1="15.45cm" svg:y1="8.7cm" svg:x2="15.45cm" svg:y2="9.7cm" draw:start-shape="id3" draw:start-glue-point="6" draw:end-shape="id4" svg:d="M15450 8700v1000" svg:viewBox="0 0 1 1001">
          <text:p/>
        </draw:connector>
        <draw:connector draw:style-name="gr5" draw:text-style-name="P6" draw:layer="layout" draw:type="line" svg:x1="13.6cm" svg:y1="10.5cm" svg:x2="12.1cm" svg:y2="10.5cm" draw:start-shape="id4" draw:start-glue-point="5" draw:end-shape="id5" draw:end-glue-point="7" svg:d="M13600 10500h-1500" svg:viewBox="0 0 1501 1">
          <text:p/>
        </draw:connector>
        <draw:connector draw:style-name="gr5" draw:text-style-name="P6" draw:layer="layout" draw:type="line" svg:x1="8.4cm" svg:y1="10.5cm" svg:x2="6.9cm" svg:y2="10.5cm" draw:start-shape="id5" draw:end-shape="id6" svg:d="M8400 10500h-1500" svg:viewBox="0 0 1501 1">
          <text:p/>
        </draw:connector>
        <draw:connector draw:style-name="gr5" draw:text-style-name="P6" draw:layer="layout" draw:line-skew="-0.699cm" svg:x1="3.2cm" svg:y1="10.5cm" svg:x2="3.2cm" svg:y2="7.9cm" draw:start-shape="id6" draw:start-glue-point="5" draw:end-shape="id1" svg:d="M3200 10500h-1200v-2600h1200" svg:viewBox="0 0 12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22:19:41.921280893</meta:creation-date>
    <dc:date>2016-12-15T22:49:20.269651033</dc:date>
    <meta:editing-duration>PT9M18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